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972cm" table:align="left"/>
    </style:style>
    <style:style style:name="Table1.A" style:family="table-column">
      <style:table-column-properties style:column-width="1.951cm"/>
    </style:style>
    <style:style style:name="Table1.B" style:family="table-column">
      <style:table-column-properties style:column-width="3.12cm"/>
    </style:style>
    <style:style style:name="Table1.C" style:family="table-column">
      <style:table-column-properties style:column-width="12.901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f1f1f1">
        <style:background-image/>
      </style:table-row-properties>
    </style:style>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bold" style:font-size-asian="12pt" style:font-size-complex="12pt"/>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0pt" fo:letter-spacing="normal" fo:font-style="normal" fo:font-weight="normal" officeooo:paragraph-rsid="000239ed" style:font-size-asian="10pt" style:font-size-complex="10pt"/>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0pt" fo:letter-spacing="normal" fo:font-style="normal" fo:font-weight="bold" style:font-size-asian="10pt" style:font-size-complex="10pt"/>
    </style:style>
    <style:style style:name="P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a52a2a" style:font-name="Consolas"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a52a2a" style:font-name="Consolas" fo:font-size="10pt" fo:letter-spacing="normal" fo:font-style="normal" fo:font-weight="normal" officeooo:paragraph-rsid="000239ed" fo:background-color="#ffffff" style:font-size-asian="10pt" style:font-size-complex="10pt" loext:padding-left="0.318cm" loext:padding-right="0.318cm" loext:padding-top="0.212cm" loext:padding-bottom="0.212cm" loext:border="0.06pt solid #cccccc"/>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size="12pt" officeooo:paragraph-rsid="000239ed" style:font-size-asian="12pt" style:font-size-complex="12pt"/>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size="10pt" style:font-size-asian="10pt" style:font-size-complex="10pt"/>
    </style:style>
    <style:style style:name="P9" style:family="paragraph" style:parent-style-name="Text_20_body">
      <style:paragraph-properties fo:margin-left="0cm" fo:margin-right="0cm" fo:margin-top="0.423cm" fo:margin-bottom="0.423cm" loext:contextual-spacing="false" fo:orphans="2" fo:widows="2" fo:text-indent="0cm" style:auto-text-indent="false"/>
      <style:text-properties officeooo:paragraph-rsid="000239ed"/>
    </style:style>
    <style:style style:name="P10" style:family="paragraph" style:parent-style-name="Text_20_body">
      <style:paragraph-properties fo:margin-top="0cm" fo:margin-bottom="0cm" loext:contextual-spacing="false"/>
      <style:text-properties fo:font-variant="normal" fo:text-transform="none" fo:color="#000000" style:font-name="Segoe UI" fo:font-size="13pt" fo:letter-spacing="normal" fo:font-style="normal" fo:font-weight="normal" style:font-size-asian="11.3500003814697pt" style:font-size-complex="13pt"/>
    </style:style>
    <style:style style:name="P11" style:family="paragraph" style:parent-style-name="Heading_20_1">
      <style:paragraph-properties fo:margin-top="0cm" fo:margin-bottom="0cm" loext:contextual-spacing="false"/>
      <style:text-properties fo:font-variant="normal" fo:text-transform="none" fo:color="#000000" style:font-name="Segoe UI" fo:font-size="15pt" fo:letter-spacing="normal" fo:font-style="normal" fo:font-weight="normal" style:font-size-asian="15pt" style:font-size-complex="15pt"/>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style="italic"/>
    </style:style>
    <style:style style:name="P14" style:family="paragraph" style:parent-style-name="Table_20_Heading">
      <style:paragraph-properties fo:text-align="start" style:justify-single-word="false"/>
    </style:style>
    <style:style style:name="T1" style:family="text">
      <style:text-properties fo:font-variant="normal" fo:text-transform="none" fo:color="#0000cd" style:font-name="Consolas" fo:font-size="12pt" fo:letter-spacing="normal" fo:font-style="normal" fo:font-weight="normal" fo:background-color="#ffffff" loext:char-shading-value="0" loext:padding-left="0.318cm" loext:padding-right="0.318cm" loext:padding-top="0.212cm" loext:padding-bottom="0.212cm" loext:border="0.06pt solid #cccccc"/>
    </style:style>
    <style:style style:name="T2" style:family="text">
      <style:text-properties fo:font-variant="normal" fo:text-transform="none" fo:color="#000000" style:font-name="Verdana" fo:font-size="11.25pt" fo:letter-spacing="normal" fo:font-style="normal" fo:font-weight="normal"/>
    </style:style>
    <style:style style:name="T3" style:family="text">
      <style:text-properties fo:font-variant="normal" fo:text-transform="none" fo:color="#000000" style:font-name="Verdana" fo:letter-spacing="normal" fo:font-style="normal" fo:font-weight="normal"/>
    </style:style>
    <style:style style:name="T4" style:family="text">
      <style:text-properties fo:color="#a52a2a" style:font-name="Consolas" fo:font-size="12pt"/>
    </style:style>
    <style:style style:name="T5" style:family="text">
      <style:text-properties fo:color="#a52a2a" style:font-name="Consolas" fo:font-size="12pt" officeooo:rsid="000239ed"/>
    </style:style>
    <style:style style:name="T6" style:family="text">
      <style:text-properties fo:color="#0000cd"/>
    </style:style>
    <style:style style:name="T7" style:family="text">
      <style:text-properties fo:color="#0000cd" style:font-name="Consolas" fo:font-size="12pt"/>
    </style:style>
    <style:style style:name="T8" style:family="text">
      <style:text-properties fo:color="#0000cd" fo:background-color="#ffffff" loext:char-shading-value="0" loext:padding-left="0.318cm" loext:padding-right="0.318cm" loext:padding-top="0.212cm" loext:padding-bottom="0.212cm" loext:border="0.06pt solid #cccccc"/>
    </style:style>
    <style:style style:name="T9" style:family="text">
      <style:text-properties fo:color="#000000" style:font-name="Verdana"/>
    </style:style>
    <style:style style:name="T10" style:family="text">
      <style:text-properties fo:color="#000000" style:font-name="Verdana" fo:font-size="11.25pt"/>
    </style:style>
    <style:style style:name="T11" style:family="text">
      <style:text-properties fo:color="#ff0000"/>
    </style:style>
    <style:style style:name="T12" style:family="text">
      <style:text-properties fo:color="#ff0000" style:font-name="Consolas" fo:font-size="12pt"/>
    </style:style>
    <style:style style:name="T13" style:family="text">
      <style:text-properties fo:color="#ff0000" fo:background-color="#ffffff" loext:char-shading-value="0" loext:padding-left="0.318cm" loext:padding-right="0.318cm" loext:padding-top="0.212cm" loext:padding-bottom="0.212cm" loext:border="0.06pt solid #cccccc"/>
    </style:style>
    <style:style style:name="T14" style:family="text">
      <style:text-properties fo:font-weight="bold"/>
    </style:style>
    <style:style style:name="T15" style:family="text">
      <style:text-properties fo:background-color="transparent" loext:char-shading-value="0"/>
    </style:style>
    <style:style style:name="T16" style:family="text">
      <style:text-properties fo:font-style="italic"/>
    </style:style>
    <style:style style:name="T17" style:family="text">
      <style:text-properties fo:color="#e80000" fo:background-color="transparent" loext:char-shading-value="0"/>
    </style:style>
    <style:style style:name="T18" style:family="text">
      <style:text-properties fo:background-color="#ffffff" loext:char-shading-value="0" loext:padding-left="0.318cm" loext:padding-right="0.318cm" loext:padding-top="0.212cm" loext:padding-bottom="0.212cm" loext:border="0.06pt solid #cccc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TML &lt;meta&gt; Tag</text:h>
      <text:p text:style-name="P10"><text:span text:style-name="T7">&lt;</text:span><text:span text:style-name="T4">head</text:span><text:span text:style-name="T7">&gt;</text:span><text:line-break/> <text:s/><text:span text:style-name="T7">&lt;</text:span><text:span text:style-name="T4">meta </text:span><text:span text:style-name="T12">charset</text:span><text:span text:style-name="T7">="UTF-8"&gt;</text:span><text:line-break/> <text:s/><text:span text:style-name="T7">&lt;</text:span><text:span text:style-name="T4">met</text:span><text:span text:style-name="T5">a</text:span><text:span text:style-name="T4"> </text:span><text:span text:style-name="T12">name</text:span><text:span text:style-name="T7">="description" </text:span><text:span text:style-name="T12">content</text:span><text:span text:style-name="T7">="Free Web tutorials"&gt;</text:span><text:line-break/> <text:s/><text:span text:style-name="T7">&lt;</text:span><text:span text:style-name="T4">meta </text:span><text:span text:style-name="T12">name</text:span><text:span text:style-name="T7">="keywords" </text:span><text:span text:style-name="T12">content</text:span><text:span text:style-name="T7">="HTML,CSS,XML,JavaScript"&gt;</text:span><text:line-break/> <text:s/><text:span text:style-name="T7">&lt;</text:span><text:span text:style-name="T4">meta </text:span><text:span text:style-name="T12">name</text:span><text:span text:style-name="T7">="author" </text:span><text:span text:style-name="T12">content</text:span><text:span text:style-name="T7">="John Doe"&gt;</text:span><text:line-break/> <text:s/><text:span text:style-name="T7">&lt;</text:span><text:span text:style-name="T4">meta</text:span><text:span text:style-name="T12"> name</text:span><text:span text:style-name="T7">="viewport” </text:span><text:span text:style-name="T12">content</text:span><text:span text:style-name="T7">="width=device-width, initial-scale=1.0"&gt;</text:span><text:line-break/><text:span text:style-name="T7">&lt;</text:span><text:span text:style-name="T4">/head</text:span><text:span text:style-name="T7">&gt;</text:span></text:p>
      <text:p text:style-name="P7"><text:span text:style-name="T3">Metadata is data (information) about data. The &lt;meta&gt; tag provides metadata about the HTML document. Metadata will not be displayed on the page, but will be machine parsable. Meta elements are typically used to specify page description, keywords, author of the document, last modified, and other metadata. The metadata can be used by browsers (how to display content or reload page), search engines (keywords), or other web services. HTML5 introduced a method to let web designers take control over the viewport (the user's visible area of a web page), through the &lt;meta&gt; tag.</text:span></text:p>
      <text:p text:style-name="P1"><text:span text:style-name="T14">Note: </text:span>&lt;meta&gt; tags always go inside the &lt;head&gt; element.</text:p>
      <text:p text:style-name="P1"><text:span text:style-name="T14">Note: </text:span>Metadata is always passed as name/value pairs.</text:p>
      <text:p text:style-name="P1"><text:span text:style-name="T14">Note: </text:span>The content attribute MUST be defined if the name or the http-equiv attribute is defined. If none of these are defined, the content attribute CANNOT be defined.</text:p>
      <text:p text:style-name="P2">Setting The Viewport</text:p>
      <text:p text:style-name="P1">HTML5 introduced a method to let web designers take control over the viewport, through the &lt;meta&gt; tag.</text:p>
      <text:p text:style-name="P1">The viewport is the user's visible area of a web page. It varies with the device, and will be smaller on a mobile phone than on a computer screen.</text:p>
      <text:p text:style-name="P5"><text:span text:style-name="T8">&lt;</text:span><text:span text:style-name="T18">meta</text:span><text:span text:style-name="T13"> name</text:span><text:span text:style-name="T8">="viewport"</text:span><text:span text:style-name="T13"> content</text:span><text:span text:style-name="T8">="width=device-width, initial-scale=1.0"&gt;</text:span><text:span text:style-name="T9"> &lt;meta&gt; viewport element gives browser instructions, <text:s/>how to control the page's dimensions and scaling.</text:span></text:p>
      <text:p text:style-name="P3">The width=device-width part sets the width of the page to follow the screen-width of the device </text:p>
      <text:p text:style-name="P3">(vary depending on the device).</text:p>
      <text:p text:style-name="P8"><text:span text:style-name="T3">The initial-scale=1.0 part sets the initial zoom level when the page is first loaded by the browser.</text:span></text:p>
      <text:p text:style-name="P4">Refresh document every 30 seconds:</text:p>
      <text:p text:style-name="P6"><text:span text:style-name="T6">&lt;</text:span>meta<text:span text:style-name="T11"> http-equiv</text:span><text:span text:style-name="T6">="refresh"</text:span><text:span text:style-name="T11"> content</text:span><text:span text:style-name="T6">="30"&g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Attribute</text:p>
          </table:table-cell>
          <table:table-cell table:style-name="Table1.A1" office:value-type="string">
            <text:p text:style-name="P14">Value</text:p>
          </table:table-cell>
          <table:table-cell table:style-name="Table1.A1" office:value-type="string">
            <text:p text:style-name="P14">Description</text:p>
          </table:table-cell>
        </table:table-row>
        <table:table-row table:style-name="Table1.2">
          <table:table-cell table:style-name="Table1.A1" office:value-type="string">
            <text:p text:style-name="P12"><text:a xlink:type="simple" xlink:href="https://www.w3schools.com/tags/att_meta_charset.asp" text:style-name="Internet_20_link" text:visited-style-name="Visited_20_Internet_20_Link"><text:span text:style-name="T15">charset</text:span></text:a></text:p>
          </table:table-cell>
          <table:table-cell table:style-name="Table1.A1" office:value-type="string">
            <text:p text:style-name="P13">character_set</text:p>
          </table:table-cell>
          <table:table-cell table:style-name="Table1.A1" office:value-type="string">
            <text:p text:style-name="P12">Specifies the character encoding for the HTML document</text:p>
          </table:table-cell>
        </table:table-row>
        <table:table-row table:style-name="Table1.1">
          <table:table-cell table:style-name="Table1.A1" office:value-type="string">
            <text:p text:style-name="P12"><text:a xlink:type="simple" xlink:href="https://www.w3schools.com/tags/att_meta_content.asp" text:style-name="Internet_20_link" text:visited-style-name="Visited_20_Internet_20_Link"><text:span text:style-name="T15">content</text:span></text:a></text:p>
          </table:table-cell>
          <table:table-cell table:style-name="Table1.A1" office:value-type="string">
            <text:p text:style-name="P13">text</text:p>
          </table:table-cell>
          <table:table-cell table:style-name="Table1.A1" office:value-type="string">
            <text:p text:style-name="P12">Gives the value associated with the http-equiv or name attribute</text:p>
          </table:table-cell>
        </table:table-row>
        <table:table-row table:style-name="Table1.2">
          <table:table-cell table:style-name="Table1.A1" office:value-type="string">
            <text:p text:style-name="P12"><text:a xlink:type="simple" xlink:href="https://www.w3schools.com/tags/att_meta_http_equiv.asp" text:style-name="Internet_20_link" text:visited-style-name="Visited_20_Internet_20_Link"><text:span text:style-name="T15">http-equiv</text:span></text:a></text:p>
          </table:table-cell>
          <table:table-cell table:style-name="Table1.A1" office:value-type="string">
            <text:p text:style-name="P12">content-type<text:line-break/>default-style<text:line-break/>refresh</text:p>
          </table:table-cell>
          <table:table-cell table:style-name="Table1.A1" office:value-type="string">
            <text:p text:style-name="P12">Provides an HTTP header for the information/value of the content attribute</text:p>
          </table:table-cell>
        </table:table-row>
        <table:table-row table:style-name="Table1.1">
          <table:table-cell table:style-name="Table1.A1" office:value-type="string">
            <text:p text:style-name="P12"><text:a xlink:type="simple" xlink:href="https://www.w3schools.com/tags/att_meta_name.asp" text:style-name="Internet_20_link" text:visited-style-name="Visited_20_Internet_20_Link"><text:span text:style-name="T15">name</text:span></text:a></text:p>
          </table:table-cell>
          <table:table-cell table:style-name="Table1.A1" office:value-type="string">
            <text:p text:style-name="P12">application-name<text:line-break/>author<text:line-break/>description<text:line-break/>generator<text:span text:style-name="T16"><text:line-break/></text:span>keywords<text:line-break/>viewport</text:p>
          </table:table-cell>
          <table:table-cell table:style-name="Table1.A1" office:value-type="string">
            <text:p text:style-name="P12">Specifies a name for the metadata</text:p>
          </table:table-cell>
        </table:table-row>
        <table:table-row table:style-name="Table1.2">
          <table:table-cell table:style-name="Table1.A1" office:value-type="string">
            <text:p text:style-name="P12"><text:a xlink:type="simple" xlink:href="https://www.w3schools.com/tags/att_meta_scheme.asp" text:style-name="Internet_20_link" text:visited-style-name="Visited_20_Internet_20_Link"><text:span text:style-name="T15">scheme</text:span></text:a></text:p>
          </table:table-cell>
          <table:table-cell table:style-name="Table1.A1" office:value-type="string">
            <text:p text:style-name="P13">format/URI</text:p>
          </table:table-cell>
          <table:table-cell table:style-name="Table1.A1" office:value-type="string">
            <text:p text:style-name="P12">Specifies a scheme to be used to interpret the value of the content attribute</text:p>
          </table:table-cell>
        </table:table-row>
      </table:table>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26cm" fo:margin-right="0.6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7:04:40.910142042</meta:creation-date>
    <dc:date>2019-05-03T17:15:40.051744404</dc:date>
    <meta:editing-duration>PT9S</meta:editing-duration>
    <meta:editing-cycles>1</meta:editing-cycles>
    <meta:document-statistic meta:table-count="1" meta:image-count="0" meta:object-count="0" meta:page-count="1" meta:paragraph-count="33" meta:word-count="343" meta:character-count="2360" meta:non-whitespace-character-count="2038"/>
    <meta:generator>LibreOffice/6.0.7.3$Linux_X86_64 LibreOffice_project/00m0$Build-3</meta:generator>
  </office:meta>
</office:document-meta>
</file>